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329d"/>
    </style:style>
    <style:style style:name="P2" style:family="paragraph" style:parent-style-name="Standard">
      <style:text-properties officeooo:paragraph-rsid="000cd12e"/>
    </style:style>
    <style:style style:name="T1" style:family="text">
      <style:text-properties officeooo:rsid="000cd1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px expo install expo-notifications<text:line-break/></text:p>
      <text:p text:style-name="P2"/>
      <text:p text:style-name="P2"/>
      <text:p text:style-name="P2">import * as Notifications from 'expo-notifications';</text:p>
      <text:p text:style-name="P2">import { Platform } from 'react-native';</text:p>
      <text:p text:style-name="P2">import axios from 'axios';</text:p>
      <text:p text:style-name="P2"><text:line-break/>async function registerForPushNotificationsAsync() {</text:p>
      <text:p text:style-name="P1"><text:s text:c="2"/>let token;</text:p>
      <text:p text:style-name="P1"><text:s text:c="4"/>const { status: existingStatus } = await Notifications.getPermissionsAsync();</text:p>
      <text:p text:style-name="P1"><text:s text:c="4"/>let finalStatus = existingStatus;</text:p>
      <text:p text:style-name="P1"/>
      <text:p text:style-name="P1"><text:s text:c="4"/>if (existingStatus !== 'granted') {</text:p>
      <text:p text:style-name="P1"><text:s text:c="6"/>const { status } = await Notifications.requestPermissionsAsync();</text:p>
      <text:p text:style-name="P1"><text:s text:c="6"/>finalStatus = status;</text:p>
      <text:p text:style-name="P1"><text:s text:c="4"/>}</text:p>
      <text:p text:style-name="P1"/>
      <text:p text:style-name="P1"><text:s text:c="4"/>if (finalStatus !== 'granted') {</text:p>
      <text:p text:style-name="P1"><text:s text:c="6"/>alert('Failed to get push token for push notification!');</text:p>
      <text:p text:style-name="P1"><text:s text:c="6"/>return;</text:p>
      <text:p text:style-name="P1"><text:s text:c="4"/>}</text:p>
      <text:p text:style-name="P1"/>
      <text:p text:style-name="P1"/>
      <text:p text:style-name="P1"><text:s text:c="4"/>token = (await Notifications.getExpoPushTokenAsync({</text:p>
      <text:p text:style-name="P1"><text:s text:c="6"/>projectId: '2d89aefa-a29a-40ac-ae6d-b355bb9dff9d',</text:p>
      <text:p text:style-name="P1"><text:s text:c="4"/>})).data;</text:p>
      <text:p text:style-name="P1"><text:s text:c="4"/>console.log(token);</text:p>
      <text:p text:style-name="P1"/>
      <text:p text:style-name="P1"><text:s text:c="4"/>await sendTokenToBackend(token);</text:p>
      <text:p text:style-name="P1"/>
      <text:p text:style-name="P1"/>
      <text:p text:style-name="P1"><text:s text:c="2"/>if (Platform.OS === 'android') {</text:p>
      <text:p text:style-name="P1"><text:s text:c="4"/>Notifications.setNotificationChannelAsync('default', {</text:p>
      <text:p text:style-name="P1"><text:s text:c="6"/>name: 'default',</text:p>
      <text:p text:style-name="P1"><text:s text:c="6"/>importance: Notifications.AndroidImportance.MAX,</text:p>
      <text:p text:style-name="P1"><text:s text:c="6"/>vibrationPattern: [0, 250, 250, 250],</text:p>
      <text:p text:style-name="P1"><text:s text:c="6"/>lightColor: '#FF231F7C',</text:p>
      <text:p text:style-name="P1"><text:s text:c="4"/>});</text:p>
      <text:p text:style-name="P1"><text:s text:c="2"/>}</text:p>
      <text:p text:style-name="P1">}</text:p>
      <text:p text:style-name="P1"/>
      <text:p text:style-name="P1">async function sendTokenToBackend(token) {</text:p>
      <text:p text:style-name="P1"><text:s text:c="2"/>try {</text:p>
      <text:p text:style-name="P1"><text:s text:c="4"/>const response = await axios.post('http://10.0.2.2:8000/api/store-token', {</text:p>
      <text:p text:style-name="P1"><text:s text:c="6"/>token: token,</text:p>
      <text:p text:style-name="P1"><text:s text:c="6"/>users_id: 1, //<text:span text:style-name="T1">aq iuzeris aid aqtiuri;</text:span></text:p>
      <text:p text:style-name="P1"><text:s text:c="4"/>});</text:p>
      <text:p text:style-name="P1"/>
      <text:p text:style-name="P1"><text:s text:c="4"/>console.log('Token stored successfully:', response.data);</text:p>
      <text:p text:style-name="P1"><text:s text:c="2"/>} catch (error) {</text:p>
      <text:p text:style-name="P1"><text:soft-page-break/><text:s text:c="4"/>console.error('Failed to send token to backend:', error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9:10:04.269129239</meta:creation-date>
    <dc:date>2024-10-13T19:04:37.109022371</dc:date>
    <meta:editing-duration>PT25M12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41" meta:word-count="138" meta:character-count="1375" meta:non-whitespace-character-count="1134"/>
  </office:meta>
</office:document-meta>
</file>